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vertical-align="middle" draw:auto-grow-height="false" fo:min-height="17.263cm" fo:min-width="17.013cm"/>
    </style:style>
    <style:style style:name="gr2" style:family="graphic" style:parent-style-name="standard">
      <style:graphic-properties draw:textarea-vertical-align="middle" draw:auto-grow-height="false" fo:min-height="17.55cm" fo:min-width="17.013cm"/>
    </style:style>
    <style:style style:name="gr3" style:family="graphic" style:parent-style-name="standard">
      <style:graphic-properties svg:stroke-color="#ffffff" draw:fill-color="#00ccff" draw:textarea-vertical-align="middle" draw:auto-grow-height="false" fo:min-height="17.263cm" fo:min-width="17.013cm"/>
    </style:style>
    <style:style style:name="gr4" style:family="graphic" style:parent-style-name="standard">
      <style:graphic-properties svg:stroke-color="#ff3300" draw:fill-color="#ff3300" draw:textarea-vertical-align="middle" draw:auto-grow-height="false" fo:min-height="17.263cm" fo:min-width="17.013cm"/>
    </style:style>
    <style:style style:name="gr5" style:family="graphic" style:parent-style-name="standard">
      <style:graphic-properties svg:stroke-color="#ffffff" draw:fill-color="#00cc33" draw:textarea-vertical-align="middle" draw:auto-grow-height="false" fo:min-height="17.263cm" fo:min-width="17.013cm"/>
    </style:style>
    <style:style style:name="gr6" style:family="graphic" style:parent-style-name="standard">
      <style:graphic-properties svg:stroke-color="#ffffff" draw:fill-color="#ffff00" draw:textarea-vertical-align="middle" draw:auto-grow-height="false" fo:min-height="17.263cm" fo:min-width="17.013cm"/>
    </style:style>
    <style:style style:name="gr7" style:family="graphic" style:parent-style-name="standard">
      <style:graphic-properties draw:stroke="none" svg:stroke-color="#000000" draw:fill="none" draw:fill-color="#ffffff" fo:min-height="2.45cm"/>
    </style:style>
    <style:style style:name="gr8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loext:graphic-properties draw:fill-color="#cc99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style:text-properties fo:color="#ffffff" fo:font-weight="bold"/>
    </style:style>
    <style:style style:name="P8" style:family="paragraph">
      <loext:graphic-properties draw:fill="none" draw:fill-color="#ffffff"/>
      <style:text-properties fo:color="#ffffff" fo:font-size="22pt" fo:font-weight="bold" style:font-size-asian="22pt" style:font-size-complex="22pt"/>
    </style:style>
    <style:style style:name="P9" style:family="paragraph">
      <style:text-properties fo:color="#000000" fo:font-weight="bold"/>
    </style:style>
    <style:style style:name="P10" style:family="paragraph">
      <loext:graphic-properties draw:fill="none" draw:fill-color="#ffffff"/>
      <style:text-properties fo:color="#000000" fo:font-size="18pt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13cm" svg:height="17.513cm" svg:x="6.486cm" svg:y="1.887cm">
          <text:p/>
          <draw:enhanced-geometry draw:glue-point-type="segments" draw:mirror-horizontal="true" draw:type="mso-spt100" draw:modifiers="179.310637089194 90.30188180207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2" draw:layer="layout" svg:width="17.513cm" svg:height="17.8cm" svg:x="6.2cm" svg:y="1.6cm">
          <text:p text:style-name="P2"/>
          <draw:enhanced-geometry draw:glue-point-type="segments" draw:mirror-horizontal="false" draw:mirror-vertical="false" draw:type="mso-spt100" draw:modifiers="-90 90.30188180207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7.513cm" svg:height="17.513cm" svg:x="6.486cm" svg:y="1.887cm">
          <text:p/>
          <draw:enhanced-geometry draw:glue-point-type="segments" draw:mirror-horizontal="true" draw:type="mso-spt100" draw:modifiers="179.310637089194 112.48930711092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4" draw:layer="layout" svg:width="17.513cm" svg:height="17.513cm" svg:x="6.486cm" svg:y="1.6cm">
          <text:p/>
          <draw:enhanced-geometry draw:glue-point-type="segments" draw:mirror-horizontal="true" draw:type="mso-spt100" draw:modifiers="-90 179.97501710304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17.513cm" svg:height="17.513cm" svg:x="6.486cm" svg:y="1.887cm">
          <text:p/>
          <draw:enhanced-geometry draw:glue-point-type="segments" draw:mirror-horizontal="true" draw:type="mso-spt100" draw:modifiers="179.310637089194 135.4442920325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17.513cm" svg:height="17.513cm" svg:x="6.486cm" svg:y="1.887cm">
          <text:p/>
          <draw:enhanced-geometry draw:glue-point-type="segments" draw:mirror-horizontal="true" draw:type="mso-spt100" draw:modifiers="179.310637089194 155.5407975896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8" draw:layer="layout" svg:width="4.7cm" svg:height="2.7cm" svg:x="8.3cm" svg:y="8.9cm">
          <draw:text-box>
            <text:p text:style-name="P7"><text:span text:style-name="T1">/25</text:span></text:p>
            <text:p text:style-name="P7"/>
            <text:p text:style-name="P7"><text:span text:style-name="T1">126 Hosts</text:span></text:p>
          </draw:text-box>
        </draw:frame>
        <draw:frame draw:style-name="gr7" draw:text-style-name="P8" draw:layer="layout" svg:width="4.7cm" svg:height="2.7cm" svg:x="17cm" svg:y="5.5cm">
          <draw:text-box>
            <text:p text:style-name="P7"><text:span text:style-name="T1">/26</text:span></text:p>
            <text:p text:style-name="P7"/>
            <text:p text:style-name="P7"><text:span text:style-name="T1">62 Hosts</text:span></text:p>
          </draw:text-box>
        </draw:frame>
        <draw:frame draw:style-name="gr8" draw:text-style-name="P10" draw:layer="layout" svg:width="3.8cm" svg:height="2.1cm" draw:transform="rotate (-0.412072236395862) translate (21.18cm 11.106cm)">
          <draw:text-box>
            <text:p text:style-name="P9"><text:span text:style-name="T2">/28</text:span></text:p>
            <text:p text:style-name="P9"><text:span text:style-name="T2">14 Hosts</text:span></text:p>
          </draw:text-box>
        </draw:frame>
        <draw:frame draw:style-name="gr8" draw:text-style-name="P11" draw:layer="layout" svg:width="3.8cm" svg:height="2.1cm" draw:transform="rotate (-0.727278699306037) translate (20.496cm 13.005cm)">
          <draw:text-box>
            <text:p text:style-name="P7"><text:span text:style-name="T2">/28</text:span></text:p>
            <text:p text:style-name="P7"><text:span text:style-name="T2">14 Hosts</text:span></text:p>
          </draw:text-box>
        </draw:frame>
        <draw:frame draw:style-name="gr8" draw:text-style-name="P11" draw:layer="layout" svg:width="3.8cm" svg:height="2.1cm" draw:transform="rotate (-1.00408791867234) translate (19.294cm 14.736cm)">
          <draw:text-box>
            <text:p text:style-name="P7"><text:span text:style-name="T2">/28</text:span></text:p>
            <text:p text:style-name="P7"><text:span text:style-name="T2">14 Hosts</text:span></text:p>
          </draw:text-box>
        </draw:frame>
        <draw:frame draw:style-name="gr8" draw:text-style-name="P11" draw:layer="layout" svg:width="3.8cm" svg:height="2.1cm" draw:transform="rotate (-1.32138877668491) translate (17.109cm 15.864cm)">
          <draw:text-box>
            <text:p text:style-name="P7"><text:span text:style-name="T2">/28</text:span></text:p>
            <text:p text:style-name="P7"><text:span text:style-name="T2">14 Ho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5:13:02.943000000</meta:creation-date>
    <dc:date>2016-12-04T15:34:11.665000000</dc:date>
    <meta:editing-duration>PT10M1S</meta:editing-duration>
    <meta:editing-cycles>1</meta:editing-cycles>
    <meta:document-statistic meta:object-count="12"/>
    <meta:generator>LibreOffice/5.2.3.3$Windows_x86 LibreOffice_project/d54a8868f08a7b39642414cf2c8ef2f228f780cf</meta:generator>
  </office:meta>
</office:document-meta>
</file>